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1: DONE</text:p>
      <text:p text:style-name="Standard"/>
      <text:p text:style-name="Standard">conf t</text:p>
      <text:p text:style-name="Standard"/>
      <text:p text:style-name="Standard">int f0/0</text:p>
      <text:p text:style-name="Standard">ip address 20.0.0.1 255.0.0.0</text:p>
      <text:p text:style-name="Standard">no shut</text:p>
      <text:p text:style-name="Standard">exit</text:p>
      <text:p text:style-name="Standard"/>
      <text:p text:style-name="Standard">ip route 30.0.0.0 255.0.0.0 20.0.0.2</text:p>
      <text:p text:style-name="Standard">ip route 40.0.0.0 255.0.0.0 20.0.0.2</text:p>
      <text:p text:style-name="Standard">ip route 50.0.0.0 255.0.0.0 20.0.0.2</text:p>
      <text:p text:style-name="Standard">ip route 60.0.0.0 255.0.0.0 20.0.0.2</text:p>
      <text:p text:style-name="Standard"/>
      <text:p text:style-name="Standard">ip route 192.168.1.0 255.255.255.224 20.0.0.2</text:p>
      <text:p text:style-name="Standard">ip route 192.168.1.48 255.255.255.240 20.0.0.2</text:p>
      <text:p text:style-name="Standard">ip route 192.168.1.32 255.255.255.248 20.0.0.2</text:p>
      <text:p text:style-name="Standard">ip route 192.168.1.40 255.255.255.248 20.0.0.2</text:p>
      <text:p text:style-name="Standard"/>
      <text:p text:style-name="Standard">IP DHCP pool LINUX</text:p>
      <text:p text:style-name="Standard"><text:soft-page-break/>Network 192.168.1.0 255.255.255.224</text:p>
      <text:p text:style-name="Standard">Default-router 192.168.1.30</text:p>
      <text:p text:style-name="Standard"/>
      <text:p text:style-name="Standard">IP DHCP pool NETWORK</text:p>
      <text:p text:style-name="Standard">Network 192.168.1.48 255.255.255.240</text:p>
      <text:p text:style-name="Standard">Default-router 192.168.1.62</text:p>
      <text:p text:style-name="Standard"/>
      <text:p text:style-name="Standard">IP DHCP pool OS1</text:p>
      <text:p text:style-name="Standard">Network 192.168.1.32 255.255.255.248</text:p>
      <text:p text:style-name="Standard">Default-router 192.168.1.38</text:p>
      <text:p text:style-name="Standard"/>
      <text:p text:style-name="Standard">IP DHCP pool OS2</text:p>
      <text:p text:style-name="Standard">Network 192.168.1.40 255.255.255.248</text:p>
      <text:p text:style-name="Standard">Default-router 192.168.1.46</text:p>
      <text:p text:style-name="Standard"/>
      <text:p text:style-name="Standard">—--------------------------------------------------------------</text:p>
      <text:p text:style-name="Standard">R2: DONE</text:p>
      <text:p text:style-name="Standard"/>
      <text:p text:style-name="Standard">conf t</text:p>
      <text:p text:style-name="Standard"/>
      <text:p text:style-name="Standard">int f0/0</text:p>
      <text:p text:style-name="Standard"><text:soft-page-break/>ip address 20.0.0.2 255.0.0.0</text:p>
      <text:p text:style-name="Standard">no shut</text:p>
      <text:p text:style-name="Standard">exit</text:p>
      <text:p text:style-name="Standard"/>
      <text:p text:style-name="Standard">int f0/1</text:p>
      <text:p text:style-name="Standard">ip address 30.0.0.2 255.0.0.0</text:p>
      <text:p text:style-name="Standard">no shut</text:p>
      <text:p text:style-name="Standard">exit</text:p>
      <text:p text:style-name="Standard"/>
      <text:p text:style-name="Standard">int f1/0</text:p>
      <text:p text:style-name="Standard">ip address 192.168.1.30 255.255.255.224</text:p>
      <text:p text:style-name="Standard">ip helper-address 20.0.0.1</text:p>
      <text:p text:style-name="Standard">no shut</text:p>
      <text:p text:style-name="Standard">exit</text:p>
      <text:p text:style-name="Standard"/>
      <text:p text:style-name="Standard">int f2/0</text:p>
      <text:p text:style-name="Standard">ip address 192.168.1.62 255.255.255.240</text:p>
      <text:p text:style-name="Standard">ip helper-address 20.0.0.1</text:p>
      <text:p text:style-name="Standard">no shut</text:p>
      <text:p text:style-name="Standard">exit</text:p>
      <text:p text:style-name="Standard"/>
      <text:p text:style-name="Standard"><text:soft-page-break/>ip route 40.0.0.0 255.0.0.0 30.0.0.1</text:p>
      <text:p text:style-name="Standard">ip route 50.0.0.0 255.0.0.0 30.0.0.1</text:p>
      <text:p text:style-name="Standard">ip route 60.0.0.0 255.0.0.0 30.0.0.1</text:p>
      <text:p text:style-name="Standard">ip route 192.168.1.32 255.255.255.248 30.0.0.1</text:p>
      <text:p text:style-name="Standard">ip route 192.168.1.40 255.255.255.248 30.0.0.1</text:p>
      <text:p text:style-name="Standard"/>
      <text:p text:style-name="Standard">ip domain lookup</text:p>
      <text:p text:style-name="Standard">ip name-server 40.0.0.2</text:p>
      <text:p text:style-name="Standard"/>
      <text:p text:style-name="Standard"/>
      <text:p text:style-name="Standard"/>
      <text:p text:style-name="Standard">—--------------------------------------------------------------------------------------</text:p>
      <text:p text:style-name="Standard">R3: DONE</text:p>
      <text:p text:style-name="Standard"/>
      <text:p text:style-name="Standard">conf t</text:p>
      <text:p text:style-name="Standard"/>
      <text:p text:style-name="Standard">int f0/0</text:p>
      <text:p text:style-name="Standard">ip add 30.0.0.1 255.0.0.0</text:p>
      <text:p text:style-name="Standard">no shut</text:p>
      <text:p text:style-name="Standard">exit</text:p>
      <text:p text:style-name="Standard"/>
      <text:p text:style-name="Standard"><text:soft-page-break/>int f0/1</text:p>
      <text:p text:style-name="Standard">ip address 50.0.0.1 255.0.0.0</text:p>
      <text:p text:style-name="Standard">no shut</text:p>
      <text:p text:style-name="Standard">-exit</text:p>
      <text:p text:style-name="Standard"/>
      <text:p text:style-name="Standard">int f1/0</text:p>
      <text:p text:style-name="Standard">ip address 40.0.0.1 255.0.0.0</text:p>
      <text:p text:style-name="Standard">no shut</text:p>
      <text:p text:style-name="Standard">exit</text:p>
      <text:p text:style-name="Standard"/>
      <text:p text:style-name="Standard">ip route 20.0.0.0 255.0.0.0 30.0.0.2</text:p>
      <text:p text:style-name="Standard">ip route 60.0.0.0 255.0.0.0 50.0.0.2</text:p>
      <text:p text:style-name="Standard">ip route 192.168.1.0 255.255.255.224 30.0.0.2</text:p>
      <text:p text:style-name="Standard">ip route 192.168.1.48 255.255.255.240 30.0.0.2</text:p>
      <text:p text:style-name="Standard">ip route 192.168.1.32 255.255.255.248 50.0.0.2 </text:p>
      <text:p text:style-name="Standard">ip route 192.168.1.40 255.255.255.248 50.0.0.2</text:p>
      <text:p text:style-name="Standard">—----------------------------------------------------------------------------------------</text:p>
      <text:p text:style-name="Standard">R4: DONE</text:p>
      <text:p text:style-name="Standard"/>
      <text:p text:style-name="Standard">conf t</text:p>
      <text:p text:style-name="Standard">int f0/0</text:p>
      <text:p text:style-name="Standard"><text:soft-page-break/>ip add 40.0.0.2 255.0.0.0</text:p>
      <text:p text:style-name="Standard">no shut</text:p>
      <text:p text:style-name="Standard">exit</text:p>
      <text:p text:style-name="Standard">int f0/1</text:p>
      <text:p text:style-name="Standard">ip add 60.0.0.2 255.0.0.0</text:p>
      <text:p text:style-name="Standard">no shut</text:p>
      <text:p text:style-name="Standard">exit</text:p>
      <text:p text:style-name="Standard"/>
      <text:p text:style-name="Standard">ip dns server</text:p>
      <text:p text:style-name="Standard">ip host LL1.com 192.168.1.1 </text:p>
      <text:p text:style-name="Standard">ip host NL1.com 192.168.1.49 </text:p>
      <text:p text:style-name="Standard">ip host OS2.com 192.168.1.33 </text:p>
      <text:p text:style-name="Standard">ip host OS5.com 192.168.1.41 </text:p>
      <text:p text:style-name="Standard"/>
      <text:p text:style-name="Standard">ip route 20.0.0.0 255.0.0.0 40.0.0.1</text:p>
      <text:p text:style-name="Standard">ip route 30.0.0.0 255.0.0.0 40.0.0.1</text:p>
      <text:p text:style-name="Standard">ip route 50.0.0.0 255.0.0.0 40.0.0.1</text:p>
      <text:p text:style-name="Standard">ip route 192.168.1.0 255.255.255.224 40.0.0.1</text:p>
      <text:p text:style-name="Standard">ip route 192.168.1.48 255.255.255.240 40.0.0.1</text:p>
      <text:p text:style-name="Standard">ip route 192.168.1.32 255.255.255.248 60.0.0.1 </text:p>
      <text:p text:style-name="Standard">ip route 192.168.1.40 255.255.255.248 60.0.0.1</text:p>
      <text:p text:style-name="Standard"><text:soft-page-break/></text:p>
      <text:p text:style-name="Standard"/>
      <text:p text:style-name="Standard">—--------------------------------------------------------------------------</text:p>
      <text:p text:style-name="Standard">R5: DONE </text:p>
      <text:p text:style-name="Standard"/>
      <text:p text:style-name="Standard">conf t </text:p>
      <text:p text:style-name="Standard">int f0/0</text:p>
      <text:p text:style-name="Standard">ip add 60.0.0.1 255.0.0.0</text:p>
      <text:p text:style-name="Standard">no shut </text:p>
      <text:p text:style-name="Standard">exit</text:p>
      <text:p text:style-name="Standard"/>
      <text:p text:style-name="Standard">int f0/1</text:p>
      <text:p text:style-name="Standard">ip add 50.0.0.2 255.0.0.0</text:p>
      <text:p text:style-name="Standard">no shut </text:p>
      <text:p text:style-name="Standard">exit</text:p>
      <text:p text:style-name="Standard"/>
      <text:p text:style-name="Standard">int f1/0</text:p>
      <text:p text:style-name="Standard">ip add 10.1.1.1 255.0.0.0</text:p>
      <text:p text:style-name="Standard">no shut </text:p>
      <text:p text:style-name="Standard">exit</text:p>
      <text:p text:style-name="Standard"/>
      <text:p text:style-name="Standard"><text:soft-page-break/>int f1/0.1</text:p>
      <text:p text:style-name="Standard">encapsulation dot1q 1</text:p>
      <text:p text:style-name="Standard">ip add 192.168.1.38 255.255.255.248</text:p>
      <text:p text:style-name="Standard">ip helper-address 20.0.0.1</text:p>
      <text:p text:style-name="Standard">no shut</text:p>
      <text:p text:style-name="Standard">exit</text:p>
      <text:p text:style-name="Standard"/>
      <text:p text:style-name="Standard">int f1/0.2</text:p>
      <text:p text:style-name="Standard">encapsulation dot1q 2</text:p>
      <text:p text:style-name="Standard">ip add 192.168.1.46 255.255.255.248</text:p>
      <text:p text:style-name="Standard">ip helper-address 20.0.0.1</text:p>
      <text:p text:style-name="Standard">no shut</text:p>
      <text:p text:style-name="Standard">exit</text:p>
      <text:p text:style-name="Standard"/>
      <text:p text:style-name="Standard">ip route 40.0.0.0 255.0.0.0 50.0.0.1</text:p>
      <text:p text:style-name="Standard">ip route 30.0.0.0 255.0.0.0 50.0.0.1</text:p>
      <text:p text:style-name="Standard">ip route 20.0.0.0 255.0.0.0 50.0.0.1</text:p>
      <text:p text:style-name="Standard">ip route 192.168.1.0 255.255.255.224 50.0.0.1</text:p>
      <text:p text:style-name="Standard">ip route 192.168.1.48 255.255.255.240 50.0.0.1</text:p>
      <text:p text:style-name="Standard"/>
      <text:p text:style-name="Standard">ip domain lookup</text:p>
      <text:p text:style-name="Standard"><text:soft-page-break/>ip name-server 60.0.0.2</text:p>
      <text:p text:style-name="Standard"/>
      <text:p text:style-name="Standard"/>
      <text:p text:style-name="Standard">—---------------------------------------------------------------------------------------------</text:p>
      <text:p text:style-name="Standard">PC1&gt; </text:p>
      <text:p text:style-name="Standard">ip 192.168.1.1/27 192.168.1.30</text:p>
      <text:p text:style-name="Standard">ip dns 40.0.0.2</text:p>
      <text:p text:style-name="Standard"/>
      <text:p text:style-name="Standard">PC3&gt; </text:p>
      <text:p text:style-name="Standard">ip 192.168.1.49/28 192.168.1.62</text:p>
      <text:p text:style-name="Standard">ip dns 40.0.0.2</text:p>
      <text:p text:style-name="Standard"/>
      <text:p text:style-name="Standard">PC5&gt; </text:p>
      <text:p text:style-name="Standard">ip 192.168.1.33/29 192.168.1.38</text:p>
      <text:p text:style-name="Standard">ip dns 60.0.0.2</text:p>
      <text:p text:style-name="Standard"/>
      <text:p text:style-name="Standard">PC9&gt; </text:p>
      <text:p text:style-name="Standard">ip 192.168.1.41/29 192.168.1.46</text:p>
      <text:p text:style-name="Standard">ip dns 60.0.0.2</text:p>
      <text:p text:style-name="Standard"/>
      <text:p text:style-name="Standard"/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0" meta:paragraph-count="145" meta:word-count="428" meta:character-count="3366" meta:non-whitespace-character-count="3068"/>
    <meta:generator>LibreOfficeDev/6.0.5.2$Linux_X86_64 LibreOffice_project/</meta:generator>
  </office:meta>
</office:document-meta>
</file>